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DAOImpl.getG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DAOImpl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DAOImpl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DAOImpl.findInstance( CorrelationKey c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cessDAOImpl.getInstance( Long i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DAOImpl.getProces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DAOImpl.ProcessDAOImpl( QName pid , QName type , String guid , lo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cessDAOImpl.removeRoutes( String routeId , ProcessInstanceDAO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cessDAOImpl.createInstance( CorrelatorDAO instantiatingCorrel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cessDAOImpl.ProcessDAO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cessDAOImpl.addCorrelator( String correl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cessDAOImpl.getNumInsta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DAOImpl.instanceCompleted( ProcessInstanceDAO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cessDAOImpl.getCorrelator( String correlator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cessDAO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